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8762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87624"/>
    </style:style>
    <style:style style:name="P3" style:family="paragraph" style:parent-style-name="Text_20_body">
      <style:paragraph-properties fo:margin-top="0in" fo:margin-bottom="0.0799in" style:contextual-spacing="false"/>
      <style:text-properties officeooo:paragraph-rsid="00194ee7"/>
    </style:style>
    <style:style style:name="P4" style:family="paragraph" style:parent-style-name="Text_20_body">
      <style:paragraph-properties fo:margin-top="0in" fo:margin-bottom="0.0598in" style:contextual-spacing="false"/>
      <style:text-properties officeooo:paragraph-rsid="00194ee7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94ee7"/>
    </style:style>
    <style:style style:name="P6" style:family="paragraph" style:parent-style-name="Text_20_body">
      <style:paragraph-properties fo:margin-top="0in" fo:margin-bottom="0.1598in" style:contextual-spacing="false"/>
      <style:text-properties officeooo:paragraph-rsid="00194ee7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margin-top="0.0598in" fo:margin-bottom="0.1in" style:contextual-spacing="false" fo:text-indent="0in" style:auto-text-indent="false" fo:padding="0in" fo:border="none"/>
    </style:style>
    <style:style style:name="P13" style:family="paragraph" style:parent-style-name="Preformatted_20_Text">
      <style:paragraph-properties fo:margin-top="0in" fo:margin-bottom="0.1965in" style:contextual-spacing="false" fo:padding="0in" fo:border="none"/>
    </style:style>
    <style:style style:name="P14" style:family="paragraph" style:parent-style-name="Preformatted_20_Text">
      <style:paragraph-properties fo:padding="0in" fo:border="none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8a374"/>
    </style:style>
    <style:style style:name="P17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8a374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in" fo:margin-bottom="0.0799in" style:contextual-spacing="false"/>
      <style:text-properties fo:font-style="italic" fo:font-weight="bold" officeooo:paragraph-rsid="00194ee7" style:font-style-asian="italic" style:font-weight-asian="bold" style:font-style-complex="italic" style:font-weight-complex="bold"/>
    </style:style>
    <style:style style:name="P19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94ee7" style:font-style-asian="italic" style:font-weight-asian="bold" style:font-style-complex="italic" style:font-weight-complex="bold"/>
    </style:style>
    <style:style style:name="P20" style:family="paragraph" style:parent-style-name="Heading_20_1">
      <style:paragraph-properties fo:break-before="page"/>
      <style:text-properties officeooo:paragraph-rsid="0018279f"/>
    </style:style>
    <style:style style:name="P21" style:family="paragraph" style:parent-style-name="Heading_20_1">
      <style:paragraph-properties fo:break-before="page"/>
      <style:text-properties officeooo:paragraph-rsid="00187624"/>
    </style:style>
    <style:style style:name="P22" style:family="paragraph" style:parent-style-name="Heading_20_1">
      <style:paragraph-properties fo:break-before="page"/>
      <style:text-properties officeooo:paragraph-rsid="00194ee7"/>
    </style:style>
    <style:style style:name="P23" style:family="paragraph" style:parent-style-name="Heading_20_1">
      <style:paragraph-properties fo:break-before="page"/>
      <style:text-properties officeooo:paragraph-rsid="0020d497"/>
    </style:style>
    <style:style style:name="P24" style:family="paragraph" style:parent-style-name="Heading_20_3">
      <style:text-properties officeooo:paragraph-rsid="001fbceb"/>
    </style:style>
    <style:style style:name="P25" style:family="paragraph" style:parent-style-name="Heading_20_4" style:list-style-name="L8"/>
    <style:style style:name="P26" style:family="paragraph" style:parent-style-name="Heading_20_4" style:list-style-name="L8">
      <style:paragraph-properties fo:break-before="page"/>
      <style:text-properties officeooo:paragraph-rsid="001fbceb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3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2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33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3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5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P36" style:family="paragraph" style:parent-style-name="Text_20_body" style:list-style-name="L6">
      <style:paragraph-properties fo:margin-left="0in" fo:margin-right="0in" fo:text-indent="0in" style:auto-text-indent="false" fo:padding="0in" fo:border="none"/>
    </style:style>
    <style:style style:name="P37" style:family="paragraph" style:parent-style-name="Text_20_body" style:list-style-name="L7">
      <style:paragraph-properties fo:margin-left="0in" fo:margin-right="0in" fo:text-indent="0in" style:auto-text-indent="false" fo:padding="0in" fo:border="none"/>
    </style:style>
    <style:style style:name="P38" style:family="paragraph" style:parent-style-name="Text_20_body">
      <style:text-properties officeooo:paragraph-rsid="001fbceb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loext:padding="0.0193in" loext:border="0.06pt solid #0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a37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4ee7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.0193in" loext:border="0.06pt solid #000000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loext:opacity="100%" style:font-name="Liberation Serif" fo:letter-spacing="normal"/>
    </style:style>
    <style:style style:name="T13" style:family="text">
      <style:text-properties fo:font-variant="normal" fo:text-transform="none" fo:color="#000000" loext:opacity="100%" style:font-name="Liberation Serif" fo:letter-spacing="normal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loext:opacity="100%" style:font-name="Liberation Serif" fo:font-style="italic" fo:font-weight="bold" style:font-style-asian="italic" style:font-weight-asian="bold" style:font-style-complex="italic" style:font-weight-complex="bold" loext:padding="0in" loext:border="none"/>
    </style:style>
    <style:style style:name="T15" style:family="text">
      <style:text-properties officeooo:rsid="001fbceb"/>
    </style:style>
    <style:style style:name="T16" style:family="text">
      <style:text-properties officeooo:rsid="001fc77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726. Tuple with Same Product</text:h>
      <text:p text:style-name="P9">Given an array <text:span text:style-name="Source_20_Text"><text:span text:style-name="T1">nums</text:span></text:span> of <text:span text:style-name="Strong_20_Emphasis"><text:span text:style-name="T2">distinct</text:span></text:span> positive integers, return <text:span text:style-name="Emphasis"><text:span text:style-name="T2">the number of tuples </text:span></text:span><text:span text:style-name="Source_20_Text"><text:span text:style-name="T1">(a, b, c, d)</text:span></text:span><text:span text:style-name="Emphasis"><text:span text:style-name="T2"> such that </text:span></text:span><text:span text:style-name="Source_20_Text"><text:span text:style-name="T1">a * b = c * d</text:span></text:span><text:span text:style-name="Emphasis"><text:span text:style-name="T2"> where </text:span></text:span><text:span text:style-name="Source_20_Text"><text:span text:style-name="T1">a</text:span></text:span><text:span text:style-name="Emphasis"><text:span text:style-name="T2">, </text:span></text:span><text:span text:style-name="Source_20_Text"><text:span text:style-name="T1">b</text:span></text:span><text:span text:style-name="Emphasis"><text:span text:style-name="T2">, </text:span></text:span><text:span text:style-name="Source_20_Text"><text:span text:style-name="T1">c</text:span></text:span><text:span text:style-name="Emphasis"><text:span text:style-name="T2">, and </text:span></text:span><text:span text:style-name="Source_20_Text"><text:span text:style-name="T1">d</text:span></text:span><text:span text:style-name="Emphasis"><text:span text:style-name="T2"> are elements of </text:span></text:span><text:span text:style-name="Source_20_Text"><text:span text:style-name="T1">nums</text:span></text:span><text:span text:style-name="Emphasis"><text:span text:style-name="T2">, and </text:span></text:span><text:span text:style-name="Source_20_Text"><text:span text:style-name="T1">a != b != c != d</text:span></text:span><text:span text:style-name="Emphasis"><text:span text:style-name="T2">.</text:span></text:span></text:p>
      <text:p text:style-name="P9"><text:span text:style-name="Strong_20_Emphasis"><text:span text:style-name="T2">Example 1:</text:span></text:span></text:p>
      <text:p text:style-name="P8"><text:span text:style-name="Strong_20_Emphasis"><text:span text:style-name="T2">Input:</text:span></text:span> nums = [2,3,4,6]</text:p>
      <text:p text:style-name="P8"><text:span text:style-name="Strong_20_Emphasis"><text:span text:style-name="T2">Output:</text:span></text:span> 8</text:p>
      <text:p text:style-name="P8"><text:span text:style-name="Strong_20_Emphasis"><text:span text:style-name="T2">Explanation:</text:span></text:span> There are 8 valid tuples:</text:p>
      <text:p text:style-name="P14">(2,6,3,4) , (2,6,4,3) , (6,2,3,4) , (6,2,4,3)</text:p>
      <text:p text:style-name="P13">(3,4,2,6) , (4,3,2,6) , (3,4,6,2) , (4,3,6,2)</text:p>
      <text:p text:style-name="P9"><text:span text:style-name="Strong_20_Emphasis"><text:span text:style-name="T2">Example 2:</text:span></text:span></text:p>
      <text:p text:style-name="P8"><text:span text:style-name="Strong_20_Emphasis"><text:span text:style-name="T2">Input:</text:span></text:span> nums = [1,2,4,5,10]</text:p>
      <text:p text:style-name="P8"><text:span text:style-name="Strong_20_Emphasis"><text:span text:style-name="T2">Output:</text:span></text:span> 16</text:p>
      <text:p text:style-name="P8"><text:span text:style-name="Strong_20_Emphasis"><text:span text:style-name="T2">Explanation:</text:span></text:span> There are 16 valid tuples:</text:p>
      <text:p text:style-name="P14">(1,10,2,5) , (1,10,5,2) , (10,1,2,5) , (10,1,5,2)</text:p>
      <text:p text:style-name="P14">(2,5,1,10) , (2,5,10,1) , (5,2,1,10) , (5,2,10,1)</text:p>
      <text:p text:style-name="P14">(2,10,4,5) , (2,10,5,4) , (10,2,4,5) , (10,2,5,4)</text:p>
      <text:p text:style-name="P13">(4,5,2,10) , (4,5,10,2) , (5,4,2,10) , (5,4,10,2)</text:p>
      <text:p text:style-name="P9"> </text:p>
      <text:p text:style-name="P9"><text:span text:style-name="Strong_20_Emphasis"><text:span text:style-name="T2">Constraints:</text:span></text:span></text:p>
      <text:list text:style-name="L1">
        <text:list-item>
          <text:p text:style-name="P27"><text:span text:style-name="Source_20_Text"><text:span text:style-name="T1">1 &lt;= nums.length &lt;= 1000</text:span></text:span></text:p>
        </text:list-item>
        <text:list-item>
          <text:p text:style-name="P27"><text:span text:style-name="Source_20_Text"><text:span text:style-name="T1">1 &lt;= nums[i] &lt;= 10</text:span></text:span><text:span text:style-name="Source_20_Text"><text:span text:style-name="T2">4</text:span></text:span></text:p>
        </text:list-item>
        <text:list-item>
          <text:p text:style-name="P28">All elements in <text:span text:style-name="Source_20_Text"><text:span text:style-name="T1">nums</text:span></text:span> are <text:span text:style-name="Strong_20_Emphasis"><text:span text:style-name="T2">distinct</text:span></text:span>.</text:p>
        </text:list-item>
      </text:list>
      <text:p text:style-name="Text_20_body"/>
      <text:h text:style-name="P20" text:outline-level="1">1726. Tuple with Same Product</text:h>
      <text:h text:style-name="Heading_20_3" text:outline-level="3"><text:bookmark text:name="overview"/>Overview</text:h>
      <text:p text:style-name="P9">We are given an array <text:span text:style-name="Source_20_Text"><text:span text:style-name="T2">nums</text:span></text:span> containing <text:span text:style-name="Source_20_Text"><text:span text:style-name="T2">n</text:span></text:span> <text:span text:style-name="Strong_20_Emphasis"><text:span text:style-name="T2">distinct</text:span></text:span> positive integers. The goal is to find the number of tuples <text:span text:style-name="Source_20_Text"><text:span text:style-name="T2">(a, b, c, d)</text:span></text:span> such that:</text:p>
      <text:list text:style-name="L2">
        <text:list-item>
          <text:p text:style-name="P29"><text:span text:style-name="Source_20_Text"><text:span text:style-name="T2">a</text:span></text:span>, <text:span text:style-name="Source_20_Text"><text:span text:style-name="T2">b</text:span></text:span>, <text:span text:style-name="Source_20_Text"><text:span text:style-name="T2">c</text:span></text:span>, and <text:span text:style-name="Source_20_Text"><text:span text:style-name="T2">d</text:span></text:span> are distinct elements of the <text:span text:style-name="Source_20_Text"><text:span text:style-name="T2">nums</text:span></text:span> array, and</text:p>
        </text:list-item>
        <text:list-item>
          <text:p text:style-name="P30">The condition <text:span text:style-name="Source_20_Text"><text:span text:style-name="T2">a * b == c * d</text:span></text:span> is satisfied.</text:p>
        </text:list-item>
      </text:list>
      <text:p text:style-name="P1">Note, that a tuple refers to an ordered list of 4 elements. This means the tuples </text:p>
      <text:p text:style-name="P1"><text:span text:style-name="Source_20_Text"><text:span text:style-name="T2">(2, 3, 1, 6)</text:span></text:span> and <text:span text:style-name="Source_20_Text"><text:span text:style-name="T2">(3, 2, 1, 6)</text:span></text:span> are considered distinct and counted separately.</text:p>
      <text:p text:style-name="P9">In fact, if we have two pairs of numbers <text:span text:style-name="Source_20_Text"><text:span text:style-name="T2">{a, b}</text:span></text:span> and <text:span text:style-name="Source_20_Text"><text:span text:style-name="T2">{c, d}</text:span></text:span> that satisfy <text:span text:style-name="Source_20_Text"><text:span text:style-name="T2">a * b == c * d</text:span></text:span>, we can generate multiple distinct tuples by varying the order of the elements and the pairs:</text:p>
      <text:list text:style-name="L3">
        <text:list-item>
          <text:p text:style-name="P31"><text:span text:style-name="Source_20_Text"><text:span text:style-name="T2">(a, b, c, d)</text:span></text:span></text:p>
        </text:list-item>
        <text:list-item>
          <text:p text:style-name="P31"><text:span text:style-name="Source_20_Text"><text:span text:style-name="T2">(b, a, c, d)</text:span></text:span></text:p>
        </text:list-item>
        <text:list-item>
          <text:p text:style-name="P31"><text:span text:style-name="Source_20_Text"><text:span text:style-name="T2">(a, b, d, c)</text:span></text:span></text:p>
        </text:list-item>
        <text:list-item>
          <text:p text:style-name="P31"><text:span text:style-name="Source_20_Text"><text:span text:style-name="T2">(b, a, d, c)</text:span></text:span></text:p>
        </text:list-item>
        <text:list-item>
          <text:p text:style-name="P31"><text:span text:style-name="Source_20_Text"><text:span text:style-name="T2">(c, d, a, b)</text:span></text:span></text:p>
        </text:list-item>
        <text:list-item>
          <text:p text:style-name="P31"><text:span text:style-name="Source_20_Text"><text:span text:style-name="T2">(c, d, b, a)</text:span></text:span></text:p>
        </text:list-item>
        <text:list-item>
          <text:p text:style-name="P31"><text:span text:style-name="Source_20_Text"><text:span text:style-name="T2">(d, c, a, b)</text:span></text:span></text:p>
        </text:list-item>
        <text:list-item>
          <text:p text:style-name="P32"><text:span text:style-name="Source_20_Text"><text:span text:style-name="T2">(d, c, b, a)</text:span></text:span></text:p>
        </text:list-item>
      </text:list>
      <text:p text:style-name="P9">To understand this, observe that for every two pairs of distinct numbers <text:span text:style-name="Source_20_Text"><text:span text:style-name="T2">{a, b}</text:span></text:span> and <text:span text:style-name="Source_20_Text"><text:span text:style-name="T2">{c, d}</text:span></text:span>, there are three independent ways to reorder the elements and pairs:</text:p>
      <text:list text:style-name="L4">
        <text:list-item>
          <text:p text:style-name="P33">Within each pair:</text:p>
        </text:list-item>
      </text:list>
      <text:list text:style-name="L5">
        <text:list-item>
          <text:p text:style-name="P34">The order of elements in <text:span text:style-name="Source_20_Text"><text:span text:style-name="T2">{a, b}</text:span></text:span> can be <text:span text:style-name="Source_20_Text"><text:span text:style-name="T2">(a, b)</text:span></text:span> or <text:span text:style-name="Source_20_Text"><text:span text:style-name="T2">(b, a)</text:span></text:span> (2 options).</text:p>
        </text:list-item>
        <text:list-item>
          <text:p text:style-name="P35">Similarly, the order in <text:span text:style-name="Source_20_Text"><text:span text:style-name="T2">{c, d}</text:span></text:span> can be <text:span text:style-name="Source_20_Text"><text:span text:style-name="T2">(c, d)</text:span></text:span> or <text:span text:style-name="Source_20_Text"><text:span text:style-name="T2">(d, c)</text:span></text:span> (2 options).</text:p>
        </text:list-item>
      </text:list>
      <text:list text:style-name="L6">
        <text:list-item>
          <text:p text:style-name="P36">Between the pairs:</text:p>
        </text:list-item>
      </text:list>
      <text:list text:style-name="L7">
        <text:list-item>
          <text:p text:style-name="P37">The order of the two pairs can be <text:span text:style-name="Source_20_Text"><text:span text:style-name="T2">({a, b}, {c, d})</text:span></text:span> or <text:span text:style-name="Source_20_Text"><text:span text:style-name="T2">({c, d}, {a, b})</text:span></text:span>(2 options).</text:p>
        </text:list-item>
      </text:list>
      <text:p text:style-name="P9">Since these choices are independent, the total number of distinct tuples is the product of these options: <text:span text:style-name="T3">2×2×2=8</text:span>.</text:p>
      <text:h text:style-name="P21" text:outline-level="1">1726. Tuple with Same Product</text:h>
      <text:h text:style-name="Heading_20_3" text:outline-level="3">Approach#1: Brute force</text:h>
      <text:p text:style-name="P2"><text:span text:style-name="T8">A straightforward way to solve the problem is to test all possible combinations of values for </text:span><text:span text:style-name="Source_20_Text"><text:span text:style-name="T10"><draw:frame draw:style-name="fr2" draw:name="Object10" text:anchor-type="as-char" svg:y="-0.1862in" svg:width="0.2516in" svg:height="0.2311in" draw:z-index="8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T8">, </text:span><text:span text:style-name="Source_20_Text"><text:span text:style-name="T10"><draw:frame draw:style-name="fr2" draw:name="Object11" text:anchor-type="as-char" svg:y="-0.1862in" svg:width="0.2508in" svg:height="0.2311in" draw:z-index="9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T8">, </text:span><text:span text:style-name="Source_20_Text"><text:span text:style-name="T10"><draw:frame draw:style-name="fr2" draw:name="Object12" text:anchor-type="as-char" svg:y="-0.1862in" svg:width="0.2445in" svg:height="0.2311in" draw:z-index="1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T8">, and </text:span><text:span text:style-name="Source_20_Text"><text:span text:style-name="T10"><draw:frame draw:style-name="fr2" draw:name="Object13" text:anchor-type="as-char" svg:y="-0.1862in" svg:width="0.2591in" svg:height="0.2311in" draw:z-index="11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T12"> </text:span><text:span text:style-name="T8">and count how many satisfy the condition. This approach can be implemented using </text:span><text:span text:style-name="T8"><draw:frame draw:style-name="fr2" draw:name="Object14" text:anchor-type="as-char" svg:y="-0.1862in" svg:width="0.2583in" svg:height="0.2311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8"><text:s/></text:span><text:span text:style-name="T11">nested </text:span><text:span text:style-name="Source_20_Text"><text:span text:style-name="T14">for</text:span></text:span><text:span text:style-name="T13"> </text:span><text:span text:style-name="T11">loops</text:span><text:span text:style-name="T8">, with each loop assigning a value to one of </text:span><text:span text:style-name="Source_20_Text"><text:span text:style-name="T10"><draw:frame draw:style-name="fr2" draw:name="Object15" text:anchor-type="as-char" svg:y="-0.1862in" svg:width="0.2516in" svg:height="0.2311in" draw:z-index="13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T8">, </text:span><text:span text:style-name="Source_20_Text"><text:span text:style-name="T10"><draw:frame draw:style-name="fr2" draw:name="Object16" text:anchor-type="as-char" svg:y="-0.1862in" svg:width="0.2508in" svg:height="0.2311in" draw:z-index="14"><draw:object xlink:href="./Object 16" xlink:type="simple" xlink:show="embed" xlink:actuate="onLoad"/><draw:image xlink:href="./ObjectReplacements/Object 16" xlink:type="simple" xlink:show="embed" xlink:actuate="onLoad"/></draw:frame></text:span></text:span><text:span text:style-name="T8">, </text:span><text:span text:style-name="Source_20_Text"><text:span text:style-name="T10"><draw:frame draw:style-name="fr2" draw:name="Object17" text:anchor-type="as-char" svg:y="-0.1862in" svg:width="0.2445in" svg:height="0.2311in" draw:z-index="15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T8">, or </text:span><text:span text:style-name="Source_20_Text"><text:span text:style-name="T10"><draw:frame draw:style-name="fr2" draw:name="Object18" text:anchor-type="as-char" svg:y="-0.1862in" svg:width="0.2591in" svg:height="0.2311in" draw:z-index="17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T8">. However, this method has a time complexity of </text:span><text:span text:style-name="T9"><draw:frame draw:style-name="fr2" draw:name="Object9" text:anchor-type="as-char" svg:y="-0.2161in" svg:width="0.6472in" svg:height="0.2764in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8">, which is inefficient for the given constraints. </text:span></text:p>
      <text:p text:style-name="P11">/*</text:p>
      <text:p text:style-name="P11"><text:s text:c="4"/><text:span text:style-name="T5">Bru</text:span><text:span text:style-name="T6">t</text:span><text:span text:style-name="T5">e force -TLE</text:span></text:p>
      <text:p text:style-name="P11"><text:s text:c="4"/>Time complexity: <draw:frame draw:style-name="fr2" draw:name="Object1" text:anchor-type="as-char" svg:y="-0.2161in" svg:width="1.272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text:s text:c="4"/>Space complexity: <draw:frame draw:style-name="fr2" draw:name="Object2" text:anchor-type="as-char" svg:y="-0.1909in" svg:width="0.8374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*/</text:p>
      <text:p text:style-name="P11">typedef std::vector&lt;int&gt; vi;</text:p>
      <text:p text:style-name="P11">class Solution {</text:p>
      <text:p text:style-name="P11"><text:s text:c="4"/>public:</text:p>
      <text:p text:style-name="P11"><text:s text:c="8"/>int tupleSameProduct(vi&amp; nums) {</text:p>
      <text:p text:style-name="P11"><text:s text:c="12"/>int n=nums.size();</text:p>
      <text:p text:style-name="P12"><text:s text:c="12"/>std::sort(nums.begin(),nums.end());</text:p>
      <text:p text:style-name="P11"><text:s text:c="12"/><text:span text:style-name="T5">// Try all possibilities</text:span></text:p>
      <text:p text:style-name="P11"><text:s text:c="12"/>int ans=0;</text:p>
      <text:p text:style-name="P11"><text:s text:c="12"/>for(int i=0;i&lt;n-3;++i){</text:p>
      <text:p text:style-name="P11"><text:s text:c="16"/>for(int j=i+1;j&lt;n-2;++j){</text:p>
      <text:p text:style-name="P11"><text:s text:c="20"/>for(int k=j+1;k&lt;n-1;++k){</text:p>
      <text:p text:style-name="P11"><text:s text:c="24"/>for(int l=k+1;l&lt;n;++l){</text:p>
      <text:p text:style-name="P11"><text:s text:c="28"/>int a=nums[i];</text:p>
      <text:p text:style-name="P11"><text:s text:c="28"/>int b=nums[l];</text:p>
      <text:p text:style-name="P11"><text:s text:c="28"/>int c=nums[k];</text:p>
      <text:p text:style-name="P10"><text:s text:c="28"/>int d=nums[j]; <text:s text:c="27"/></text:p>
      <text:p text:style-name="P11"><text:s text:c="28"/>if(a*b==c*d) ans+=8;</text:p>
      <text:p text:style-name="P11"><text:s text:c="24"/>}</text:p>
      <text:p text:style-name="P11"><text:s text:c="20"/>}</text:p>
      <text:p text:style-name="P11"><text:s text:c="16"/>}</text:p>
      <text:p text:style-name="P11"><text:s text:c="12"/>}</text:p>
      <text:p text:style-name="P11"><text:s text:c="12"/>return ans;</text:p>
      <text:p text:style-name="P11"><text:s text:c="8"/>}</text:p>
      <text:p text:style-name="P11">};</text:p>
      <text:p text:style-name="P15"/>
      <text:h text:style-name="P7" text:outline-level="3">Approach#<text:span text:style-name="T15">2</text:span>: <text:span text:style-name="T15">Optimizing the </text:span>Brute force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25" text:outline-level="4">Using binary search</text:h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/*</text:h>
      <text:p text:style-name="P16"><text:s text:c="4"/><text:span text:style-name="T5">Bru</text:span><text:span text:style-name="T6">t</text:span><text:span text:style-name="T5">e force + Binary search - AC</text:span></text:p>
      <text:p text:style-name="P16"><text:s text:c="4"/>(TLE if time constraint 1s)</text:p>
      <text:p text:style-name="P16"><text:s text:c="4"/>Time complexity: <draw:frame draw:style-name="fr2" draw:name="Object3" text:anchor-type="as-char" svg:y="-0.2161in" svg:width="1.6591in" svg:height="0.276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6"><text:s text:c="4"/>Space complexity: <draw:frame draw:style-name="fr2" draw:name="Object4" text:anchor-type="as-char" svg:y="-0.1909in" svg:width="0.8374in" svg:height="0.2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>*/</text:p>
      <text:p text:style-name="P16">typedef std::vector&lt;int&gt; vi;</text:p>
      <text:p text:style-name="P16">class Solution {</text:p>
      <text:p text:style-name="P16"><text:s text:c="4"/>public:</text:p>
      <text:p text:style-name="P16"><text:s text:c="8"/>int tupleSameProduct(vi&amp; nums) {</text:p>
      <text:p text:style-name="P16"><text:s text:c="12"/>int n=nums.size();</text:p>
      <text:p text:style-name="P16"/>
      <text:p text:style-name="P16"><text:s text:c="12"/>std::sort(nums.begin(),nums.end());</text:p>
      <text:p text:style-name="P16"/>
      <text:p text:style-name="P16"><text:s text:c="9"/><text:span text:style-name="T5"><text:s text:c="3"/>// Fix a, c and d, then look for b using binary search</text:span></text:p>
      <text:p text:style-name="P17"><text:s text:c="12"/>// Same concept of (1. Two Sum)</text:p>
      <text:p text:style-name="P16"><text:s text:c="12"/>int ans=0;</text:p>
      <text:p text:style-name="P16"><text:s text:c="12"/>for(int i=0;i&lt;n-2;++i){</text:p>
      <text:p text:style-name="P16"><text:s text:c="16"/>for(int j=i+1;j&lt;n-1;++j){</text:p>
      <text:p text:style-name="P16"><text:s text:c="20"/>for(int k=j+1;k&lt;n;++k){</text:p>
      <text:p text:style-name="P16"><text:s text:c="24"/>int a=nums[i];</text:p>
      <text:p text:style-name="P16"><text:s text:c="24"/>int c=nums[k];</text:p>
      <text:p text:style-name="P16"><text:s text:c="24"/>int d=nums[j];</text:p>
      <text:p text:style-name="P16"/>
      <text:p text:style-name="P16"><text:s text:c="17"/><text:span text:style-name="T5"><text:s text:c="7"/>// If we can not make a product with actual values (a,c,d)</text:span></text:p>
      <text:p text:style-name="P16"><text:s text:c="24"/>if(c*d%a) continue;</text:p>
      <text:p text:style-name="P16"/>
      <text:p text:style-name="P16"><text:s text:c="23"/><text:span text:style-name="T5"><text:s/>// Otherwise, search b in the remaining part of the array</text:span></text:p>
      <text:p text:style-name="P16"><text:s text:c="24"/>if(std::binary_search(nums.begin()+k,nums.end(),c*d/a)) ans+=8;</text:p>
      <text:p text:style-name="P16"><text:s text:c="20"/>}</text:p>
      <text:p text:style-name="P16"><text:s text:c="16"/>}</text:p>
      <text:p text:style-name="P16"><text:s text:c="12"/>}</text:p>
      <text:p text:style-name="P16"><text:s text:c="12"/>return ans;</text:p>
      <text:p text:style-name="P16"><text:s text:c="8"/>}</text:p>
      <text:p text:style-name="P16">};</text:p>
      <text:list text:continue-numbering="true" text:style-name="L8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Using <text:span text:style-name="T15">Hash map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5">/*</text:p>
      <text:p text:style-name="P5"><text:s text:c="4"/><text:span text:style-name="T5">Bru</text:span><text:span text:style-name="T7">t</text:span><text:span text:style-name="T5">e force + Hashing - AC</text:span></text:p>
      <text:p text:style-name="P5"><text:s text:c="4"/>(TLE if time constraint 1s)</text:p>
      <text:p text:style-name="P5"><text:s text:c="4"/>Time complexity: <draw:frame draw:style-name="fr2" draw:name="Object5" text:anchor-type="as-char" svg:y="-0.2161in" svg:width="1.2654in" svg:height="0.276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s text:c="4"/>Space complexity: <draw:frame draw:style-name="fr2" draw:name="Object6" text:anchor-type="as-char" svg:y="-0.1909in" svg:width="1.0925in" svg:height="0.251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*/</text:p>
      <text:p text:style-name="P5">typedef std::vector&lt;int&gt; vi;</text:p>
      <text:p text:style-name="P5">class Solution{</text:p>
      <text:p text:style-name="P5"><text:s text:c="4"/>public:</text:p>
      <text:p text:style-name="P5"><text:s text:c="8"/>int tupleSameProduct(vi&amp; nums) {</text:p>
      <text:p text:style-name="P3"><text:s text:c="12"/>int n=nums.size();</text:p>
      <text:p text:style-name="P6"><text:s text:c="12"/>std::sort(nums.begin(),nums.end());</text:p>
      <text:p text:style-name="P5"><text:s text:c="12"/>/<text:span text:style-name="T5">/ Fix a, c and d, then look for b using hashing</text:span></text:p>
      <text:p text:style-name="P18"><text:s text:c="12"/>// Same concept of (1. Two Sum)</text:p>
      <text:p text:style-name="P5"><text:s text:c="10"/><text:span text:style-name="T5"><text:s text:c="2"/>// Store all element for later lookup</text:span></text:p>
      <text:p text:style-name="P5"><text:s text:c="12"/>std::unordered_map&lt;int,int&gt; freq;</text:p>
      <text:p text:style-name="P4"><text:s text:c="12"/>for(auto&amp; e: nums) freq[e]++; <text:s text:c="11"/></text:p>
      <text:p text:style-name="P5"><text:s text:c="12"/>int ans=0;</text:p>
      <text:p text:style-name="P5"><text:s text:c="12"/>for(int i=0;i&lt;n-2;++i){</text:p>
      <text:p text:style-name="P5"><text:s text:c="16"/>for(int j=i+1;j&lt;n-1;++j){</text:p>
      <text:p text:style-name="P5"><text:s text:c="20"/>for(int k=j+1;k&lt;n;++k){</text:p>
      <text:p text:style-name="P5"><text:s text:c="24"/>int a=nums[i];</text:p>
      <text:p text:style-name="P5"><text:s text:c="24"/>int c=nums[k];</text:p>
      <text:p text:style-name="P4"><text:s text:c="24"/>int d=nums[j];</text:p>
      <text:p text:style-name="P5"><text:s text:c="22"/><text:span text:style-name="T5"><text:s text:c="2"/>// If we can not make a product with actual values (a,c,d)</text:span></text:p>
      <text:p text:style-name="P3"><text:s text:c="24"/>if(c*d%a) continue;</text:p>
      <text:p text:style-name="P5"><text:s text:c="24"/>/<text:span text:style-name="T5">/ Otherwise, lookup for b in the hash map</text:span></text:p>
      <text:p text:style-name="P5"><text:s text:c="24"/>if(freq[c*d/a]) ans+=8;</text:p>
      <text:p text:style-name="P5"><text:s text:c="20"/>}</text:p>
      <text:p text:style-name="P5"><text:s text:c="16"/>}</text:p>
      <text:p text:style-name="P5"><text:s text:c="12"/>}</text:p>
      <text:p text:style-name="P5"><text:s text:c="12"/>return ans;</text:p>
      <text:p text:style-name="P5"><text:s text:c="8"/>}</text:p>
      <text:p text:style-name="P5">};</text:p>
      <text:h text:style-name="P22" text:outline-level="1">1726. Tuple with Same Product</text:h>
      <text:h text:style-name="P24" text:outline-level="3">Approach#<text:span text:style-name="T15">3</text:span>: <text:span text:style-name="T15">Products frequencies + combinatorics</text:span></text:h>
      <text:h text:style-name="P24" text:outline-level="3"><text:span text:style-name="Strong_20_Emphasis">Definition: Distinct Pairs in a Set of Pairs</text:span></text:h>
      <text:p text:style-name="Text_20_body">Given a set <draw:frame draw:style-name="fr1" draw:name="Object19" text:anchor-type="as-char" svg:y="-0.1862in" svg:width="0.2598in" svg:height="0.2311in" draw:z-index="18"><draw:object xlink:href="./Object 19" xlink:type="simple" xlink:show="embed" xlink:actuate="onLoad"/><draw:image xlink:href="./ObjectReplacements/Object 19" xlink:type="simple" xlink:show="embed" xlink:actuate="onLoad"/></draw:frame>, a <text:span text:style-name="Strong_20_Emphasis">pair</text:span> is an unordered or ordered selection of two elements from <draw:frame draw:style-name="fr1" draw:name="Object20" text:anchor-type="as-char" svg:y="-0.1862in" svg:width="0.2598in" svg:height="0.2311in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Text_20_body">A <text:span text:style-name="Strong_20_Emphasis">set of pairs</text:span> is a collection of such pairs, and <text:span text:style-name="Strong_20_Emphasis">distinct pairs</text:span> are pairs that differ in at least one element.</text:p>
      <text:h text:style-name="Heading_20_4" text:outline-level="4"><text:span text:style-name="Strong_20_Emphasis">Case 1: Unordered Pairs (Combinations)</text:span></text:h>
      <text:p text:style-name="Text_20_body">If pairs are <text:span text:style-name="Strong_20_Emphasis">unordered</text:span>, meaning <draw:frame draw:style-name="fr1" draw:name="Object21" text:anchor-type="as-char" svg:y="-0.1909in" svg:width="0.6161in" svg:height="0.2516in" draw:z-index="20"><draw:object xlink:href="./Object 21" xlink:type="simple" xlink:show="embed" xlink:actuate="onLoad"/><draw:image xlink:href="./ObjectReplacements/Object 21" xlink:type="simple" xlink:show="embed" xlink:actuate="onLoad"/></draw:frame><text:s/>is the same as <draw:frame draw:style-name="fr1" draw:name="Object22" text:anchor-type="as-char" svg:y="-0.1909in" svg:width="0.6161in" svg:height="0.2516in" draw:z-index="21"><draw:object xlink:href="./Object 22" xlink:type="simple" xlink:show="embed" xlink:actuate="onLoad"/><draw:image xlink:href="./ObjectReplacements/Object 22" xlink:type="simple" xlink:show="embed" xlink:actuate="onLoad"/></draw:frame>, then two pairs <draw:frame draw:style-name="fr1" draw:name="Object23" text:anchor-type="as-char" svg:y="-0.1909in" svg:width="0.6161in" svg:height="0.2516in" draw:z-index="22"><draw:object xlink:href="./Object 23" xlink:type="simple" xlink:show="embed" xlink:actuate="onLoad"/><draw:image xlink:href="./ObjectReplacements/Object 23" xlink:type="simple" xlink:show="embed" xlink:actuate="onLoad"/></draw:frame><text:s/>and <draw:frame draw:style-name="fr1" draw:name="Object24" text:anchor-type="as-char" svg:y="-0.1909in" svg:width="0.6173in" svg:height="0.2516in" draw:z-index="23"><draw:object xlink:href="./Object 24" xlink:type="simple" xlink:show="embed" xlink:actuate="onLoad"/><draw:image xlink:href="./ObjectReplacements/Object 24" xlink:type="simple" xlink:show="embed" xlink:actuate="onLoad"/></draw:frame><text:s/>are <text:span text:style-name="Strong_20_Emphasis">distinct</text:span> if: <draw:frame draw:style-name="fr1" draw:name="Object25" text:anchor-type="as-char" svg:y="-0.1909in" svg:width="1.2555in" svg:height="0.2516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Text_20_body"><text:span text:style-name="T18">Example</text:span>:<text:line-break/>For <draw:frame draw:style-name="fr1" draw:name="Object26" text:anchor-type="as-char" svg:y="-0.1862in" svg:width="1.4071in" svg:height="0.2311in" draw:z-index="25"><draw:object xlink:href="./Object 26" xlink:type="simple" xlink:show="embed" xlink:actuate="onLoad"/><draw:image xlink:href="./ObjectReplacements/Object 26" xlink:type="simple" xlink:show="embed" xlink:actuate="onLoad"/></draw:frame>, the set of all <text:span text:style-name="Strong_20_Emphasis">unordered pairs</text:span> is: <draw:frame draw:style-name="fr1" draw:name="Object27" text:anchor-type="as-char" svg:y="-0.1909in" svg:width="3.6201in" svg:height="0.2516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The pairs <draw:frame draw:style-name="fr1" draw:name="Object28" text:anchor-type="as-char" svg:y="-0.1909in" svg:width="0.6016in" svg:height="0.2516in" draw:z-index="27"><draw:object xlink:href="./Object 28" xlink:type="simple" xlink:show="embed" xlink:actuate="onLoad"/><draw:image xlink:href="./ObjectReplacements/Object 28" xlink:type="simple" xlink:show="embed" xlink:actuate="onLoad"/></draw:frame><text:s/>and <draw:frame draw:style-name="fr1" draw:name="Object29" text:anchor-type="as-char" svg:y="-0.1909in" svg:width="0.6016in" svg:height="0.2516in" draw:z-index="28"><draw:object xlink:href="./Object 29" xlink:type="simple" xlink:show="embed" xlink:actuate="onLoad"/><draw:image xlink:href="./ObjectReplacements/Object 29" xlink:type="simple" xlink:show="embed" xlink:actuate="onLoad"/></draw:frame><text:s/>are <text:span text:style-name="Strong_20_Emphasis">not distinct</text:span> because order does not matter.</text:p>
      <text:h text:style-name="Heading_20_4" text:outline-level="4"><text:span text:style-name="Strong_20_Emphasis">Case 2: Ordered Pairs (Permutations)</text:span></text:h>
      <text:p text:style-name="Text_20_body">If pairs are <text:span text:style-name="Strong_20_Emphasis">ordered</text:span>, meaning <draw:frame draw:style-name="fr1" draw:name="Object30" text:anchor-type="as-char" svg:y="-0.1909in" svg:width="1.2543in" svg:height="0.2516in" draw:z-index="29"><draw:object xlink:href="./Object 30" xlink:type="simple" xlink:show="embed" xlink:actuate="onLoad"/><draw:image xlink:href="./ObjectReplacements/Object 30" xlink:type="simple" xlink:show="embed" xlink:actuate="onLoad"/></draw:frame>, then two pairs <draw:frame draw:style-name="fr1" draw:name="Object31" text:anchor-type="as-char" svg:y="-0.1909in" svg:width="0.6161in" svg:height="0.2516in" draw:z-index="30"><draw:object xlink:href="./Object 31" xlink:type="simple" xlink:show="embed" xlink:actuate="onLoad"/><draw:image xlink:href="./ObjectReplacements/Object 31" xlink:type="simple" xlink:show="embed" xlink:actuate="onLoad"/></draw:frame><text:s/>and (c,d) are <text:span text:style-name="Strong_20_Emphasis">distinct</text:span> if:</text:p>
      <text:p text:style-name="Text_20_body"><draw:frame draw:style-name="fr1" draw:name="Object32" text:anchor-type="as-char" svg:y="-0.1909in" svg:width="1.2555in" svg:height="0.2516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<text:span text:style-name="T18">Example</text:span>:<text:line-break/>For <draw:frame draw:style-name="fr1" draw:name="Object33" text:anchor-type="as-char" svg:y="-0.1862in" svg:width="1.4071in" svg:height="0.2311in" draw:z-index="32"><draw:object xlink:href="./Object 33" xlink:type="simple" xlink:show="embed" xlink:actuate="onLoad"/><draw:image xlink:href="./ObjectReplacements/Object 33" xlink:type="simple" xlink:show="embed" xlink:actuate="onLoad"/></draw:frame>, the set of all <text:span text:style-name="Strong_20_Emphasis">ordered pairs</text:span> is:</text:p>
      <text:p text:style-name="Text_20_body"><draw:frame draw:style-name="fr1" draw:name="Object34" text:anchor-type="as-char" svg:y="-0.1909in" svg:width="6.7291in" svg:height="0.2516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Text_20_body">Here, <draw:frame draw:style-name="fr1" draw:name="Object35" text:anchor-type="as-char" svg:y="-0.1909in" svg:width="0.6016in" svg:height="0.2516in" draw:z-index="34"><draw:object xlink:href="./Object 35" xlink:type="simple" xlink:show="embed" xlink:actuate="onLoad"/><draw:image xlink:href="./ObjectReplacements/Object 35" xlink:type="simple" xlink:show="embed" xlink:actuate="onLoad"/></draw:frame><text:s/>and <draw:frame draw:style-name="fr1" draw:name="Object36" text:anchor-type="as-char" svg:y="-0.1909in" svg:width="0.6016in" svg:height="0.2516in" draw:z-index="35"><draw:object xlink:href="./Object 36" xlink:type="simple" xlink:show="embed" xlink:actuate="onLoad"/><draw:image xlink:href="./ObjectReplacements/Object 36" xlink:type="simple" xlink:show="embed" xlink:actuate="onLoad"/></draw:frame><text:s/>are <text:span text:style-name="Strong_20_Emphasis">distinct</text:span> because order matters.</text:p>
      <text:p text:style-name="P38"/>
      <text:h text:style-name="P23" text:outline-level="1">1726. Tuple with Same Product</text:h>
      <text:p text:style-name="P5">/*</text:p>
      <text:p text:style-name="P19"><text:s text:c="4"/>Hashing + Combinatorics - AC</text:p>
      <text:p text:style-name="P5"><text:s text:c="4"/>(AC if time constraint 1s)</text:p>
      <text:p text:style-name="P5"><text:s text:c="4"/>Time complexity: <draw:frame draw:style-name="fr2" draw:name="Object7" text:anchor-type="as-char" svg:y="-0.2161in" svg:width="0.9591in" svg:height="0.276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text:s text:c="4"/>Space complexity: <draw:frame draw:style-name="fr2" draw:name="Object8" text:anchor-type="as-char" svg:y="-0.2161in" svg:width="0.6398in" svg:height="0.276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*/</text:p>
      <text:p text:style-name="P5"/>
      <text:p text:style-name="P5">typedef std::vector&lt;int&gt; vi;</text:p>
      <text:p text:style-name="P5">typedef long long ll;</text:p>
      <text:p text:style-name="P5">class Solution{</text:p>
      <text:p text:style-name="P5"><text:s text:c="4"/>public:</text:p>
      <text:p text:style-name="P5"><text:s text:c="8"/>int tupleSameProduct(vi&amp; nums) {</text:p>
      <text:p text:style-name="P5"><text:s text:c="12"/>int n=nums.size();</text:p>
      <text:p text:style-name="P5"/>
      <text:p text:style-name="P5"><text:s text:c="10"/><text:span text:style-name="T5"><text:s text:c="2"/>// Count the number of pairs (a*b) given the same product</text:span></text:p>
      <text:p text:style-name="P5"><text:s text:c="12"/>std::unordered_map&lt;ll,int&gt; freq;</text:p>
      <text:p text:style-name="P5"><text:s text:c="12"/>for(int i=0;i&lt;n-1;++i){</text:p>
      <text:p text:style-name="P5"><text:s text:c="16"/>for(int j=i+1;j&lt;n;++j){</text:p>
      <text:p text:style-name="P5"><text:s text:c="24"/>freq[nums[i]*nums[j]]++;</text:p>
      <text:p text:style-name="P5"><text:s text:c="16"/>}</text:p>
      <text:p text:style-name="P5"><text:s text:c="12"/>}</text:p>
      <text:p text:style-name="P5"/>
      <text:p text:style-name="P5"><text:s text:c="12"/><text:span text:style-name="T5">// For each product</text:span></text:p>
      <text:p text:style-name="P5"><text:s text:c="12"/>int ans=0;</text:p>
      <text:p text:style-name="P5"><text:s text:c="12"/>for(auto&amp; [prod,f]: freq){</text:p>
      <text:p text:style-name="P5"><text:s text:c="15"/><text:span text:style-name="T5"><text:s/>// Count the number of distinct pairs from these f pairs</text:span></text:p>
      <text:p text:style-name="P5"><text:s text:c="16"/>int count_distinct_pairs_with_same_product=f*(f-1)/2;</text:p>
      <text:p text:style-name="P5"/>
      <text:p text:style-name="P5"><text:s text:c="15"/><text:span text:style-name="T5"><text:s/>// Cumulate the answer</text:span></text:p>
      <text:p text:style-name="P5"><text:s text:c="16"/>ans+=count_distinct_pairs_with_same_product*8;</text:p>
      <text:p text:style-name="P5"><text:s text:c="12"/>}</text:p>
      <text:p text:style-name="P5"/>
      <text:p text:style-name="P5"><text:s text:c="12"/>return ans;</text:p>
      <text:p text:style-name="P5"><text:s text:c="8"/>}</text:p>
      <text:p text:style-name="P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23:15.870719902</meta:creation-date>
    <dc:date>2025-02-06T22:25:41.591044966</dc:date>
    <meta:editing-duration>PT1H19M50S</meta:editing-duration>
    <meta:editing-cycles>11</meta:editing-cycles>
    <meta:generator>LibreOffice/24.2.7.2$Linux_X86_64 LibreOffice_project/420$Build-2</meta:generator>
    <meta:document-statistic meta:table-count="0" meta:image-count="0" meta:object-count="36" meta:page-count="7" meta:paragraph-count="191" meta:word-count="991" meta:character-count="7203" meta:non-whitespace-character-count="492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nlogn</mi>
            <mo stretchy="false">+</mo>
            <msup>
              <mi>n</mi>
              <mn>4</mn>
            </msup>
          </mrow>
        </mrow>
        <mo fence="true" form="postfix" stretchy="false">)</mo>
      </mrow>
    </mrow>
    <annotation encoding="StarMath 5.0">O(nlogn+n^4)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n>4</mn>
    <annotation encoding="StarMath 5.0">4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c</mi>
    <annotation encoding="StarMath 5.0">c</annotation>
  </semantics>
</math>
</file>

<file path=Object 18/content.xml><?xml version="1.0" encoding="utf-8"?>
<math xmlns="http://www.w3.org/1998/Math/MathML" display="block">
  <semantics>
    <mi>d</mi>
    <annotation encoding="StarMath 5.0">d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logn</mi>
        </mrow>
        <mo fence="true" form="postfix" stretchy="false">)</mo>
      </mrow>
    </mrow>
    <annotation encoding="StarMath 5.0">O(logn)</annotation>
  </semantics>
</math>
</file>

<file path=Object 20/content.xml><?xml version="1.0" encoding="utf-8"?>
<math xmlns="http://www.w3.org/1998/Math/MathML" display="block">
  <semantics>
    <mi>S</mi>
    <annotation encoding="StarMath 5.0">S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b)</annotation>
  </semantics>
</math>
</file>

<file path=Object 22/content.xml><?xml version="1.0" encoding="utf-8"?>
<math xmlns="http://www.w3.org/1998/Math/MathML" display="block">
  <semantics>
    <mrow>
      <mo fence="true" form="prefix" stretchy="false">(</mo>
      <mrow>
        <mrow>
          <mi>b</mi>
          <mi>,</mi>
          <mi>a</mi>
        </mrow>
      </mrow>
      <mo fence="true" form="postfix" stretchy="false">)</mo>
    </mrow>
    <annotation encoding="StarMath 5.0">(b,a)</annotation>
  </semantics>
</math>
</file>

<file path=Object 23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b)</annotation>
  </semantics>
</math>
</file>

<file path=Object 24/content.xml><?xml version="1.0" encoding="utf-8"?>
<math xmlns="http://www.w3.org/1998/Math/MathML" display="block">
  <semantics>
    <mrow>
      <mo fence="true" form="prefix" stretchy="false">(</mo>
      <mrow>
        <mrow>
          <mi>c</mi>
          <mi>,</mi>
          <mi>d</mi>
        </mrow>
      </mrow>
      <mo fence="true" form="postfix" stretchy="false">)</mo>
    </mrow>
    <annotation encoding="StarMath 5.0">(c,d)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≠</mo>
      <mrow>
        <mo fence="true" form="prefix" stretchy="false">(</mo>
        <mrow>
          <mrow>
            <mi>c</mi>
            <mi>,</mi>
            <mi>d</mi>
          </mrow>
        </mrow>
        <mo fence="true" form="postfix" stretchy="false">)</mo>
      </mrow>
    </mrow>
    <annotation encoding="StarMath 5.0">(a,b) &lt;&gt; (c,d)</annotation>
  </semantics>
</math>
</file>

<file path=Object 26/content.xml><?xml version="1.0" encoding="utf-8"?>
<math xmlns="http://www.w3.org/1998/Math/MathML" display="block">
  <semantics>
    <mrow>
      <mrow>
        <mi>S</mi>
        <mo stretchy="false">=</mo>
        <mtext>{</mtext>
      </mrow>
      <mn>1</mn>
      <mi>,</mi>
      <mn>2</mn>
      <mi>,</mi>
      <mn>3</mn>
      <mi>,</mi>
      <mn>4</mn>
      <mtext>}</mtext>
    </mrow>
    <annotation encoding="StarMath 5.0">S="{"1,2,3,4"}"</annotation>
  </semantics>
</math>
</file>

<file path=Object 27/content.xml><?xml version="1.0" encoding="utf-8"?>
<math xmlns="http://www.w3.org/1998/Math/MathML" display="block">
  <semantics>
    <mrow>
      <mtext>{</mtext>
      <mrow>
        <mo fence="true" form="prefix" stretchy="false">(</mo>
        <mrow>
          <mrow>
            <mn>1</mn>
            <mi>,</mi>
            <mn>2</mn>
          </mrow>
        </mrow>
        <mo fence="true" form="postfix" stretchy="false">)</mo>
      </mrow>
      <mi>,</mi>
      <mrow>
        <mo fence="true" form="prefix" stretchy="false">(</mo>
        <mrow>
          <mrow>
            <mn>1</mn>
            <mi>,</mi>
            <mn>3</mn>
          </mrow>
        </mrow>
        <mo fence="true" form="postfix" stretchy="false">)</mo>
      </mrow>
      <mi>,</mi>
      <mrow>
        <mo fence="true" form="prefix" stretchy="false">(</mo>
        <mrow>
          <mrow>
            <mn>1</mn>
            <mi>,</mi>
            <mn>4</mn>
          </mrow>
        </mrow>
        <mo fence="true" form="postfix" stretchy="false">)</mo>
      </mrow>
      <mi>,</mi>
      <mrow>
        <mo fence="true" form="prefix" stretchy="false">(</mo>
        <mrow>
          <mrow>
            <mn>2</mn>
            <mi>,</mi>
            <mn>3</mn>
          </mrow>
        </mrow>
        <mo fence="true" form="postfix" stretchy="false">)</mo>
      </mrow>
      <mi>,</mi>
      <mrow>
        <mo fence="true" form="prefix" stretchy="false">(</mo>
        <mrow>
          <mrow>
            <mn>2</mn>
            <mi>,</mi>
            <mn>4</mn>
          </mrow>
        </mrow>
        <mo fence="true" form="postfix" stretchy="false">)</mo>
      </mrow>
      <mi>,</mi>
      <mrow>
        <mo fence="true" form="prefix" stretchy="false">(</mo>
        <mrow>
          <mrow>
            <mn>3</mn>
            <mi>,</mi>
            <mn>4</mn>
          </mrow>
        </mrow>
        <mo fence="true" form="postfix" stretchy="false">)</mo>
      </mrow>
      <mtext>}</mtext>
    </mrow>
    <annotation encoding="StarMath 5.0">"{"(1,2),(1,3),(1,4),(2,3),(2,4),(3,4)"}"</annotation>
  </semantics>
</math>
</file>

<file path=Object 28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n>2</mn>
        </mrow>
      </mrow>
      <mo fence="true" form="postfix" stretchy="false">)</mo>
    </mrow>
    <annotation encoding="StarMath 5.0">(1,2)</annotation>
  </semantics>
</math>
</file>

<file path=Object 29/content.xml><?xml version="1.0" encoding="utf-8"?>
<math xmlns="http://www.w3.org/1998/Math/MathML" display="block">
  <semantics>
    <mrow>
      <mo fence="true" form="prefix" stretchy="false">(</mo>
      <mrow>
        <mrow>
          <mn>2</mn>
          <mi>,</mi>
          <mn>1</mn>
        </mrow>
      </mrow>
      <mo fence="true" form="postfix" stretchy="false">)</mo>
    </mrow>
    <annotation encoding="StarMath 5.0">(2,1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 mathvariant="italic">nlogn</mi>
              <mo stretchy="false">+</mo>
              <msup>
                <mi>n</mi>
                <mn>3</mn>
              </msup>
            </mrow>
            <mi mathvariant="italic">logn</mi>
          </mrow>
        </mrow>
        <mo fence="true" form="postfix" stretchy="false">)</mo>
      </mrow>
    </mrow>
    <annotation encoding="StarMath 5.0">O(nlogn+n^3 logn)</annotation>
  </semantics>
</math>
</file>

<file path=Object 3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≠</mo>
      <mrow>
        <mo fence="true" form="prefix" stretchy="false">(</mo>
        <mrow>
          <mrow>
            <mi>b</mi>
            <mi>,</mi>
            <mi>a</mi>
          </mrow>
        </mrow>
        <mo fence="true" form="postfix" stretchy="false">)</mo>
      </mrow>
    </mrow>
    <annotation encoding="StarMath 5.0">(a,b) &lt;&gt; (b,a)</annotation>
  </semantics>
</math>
</file>

<file path=Object 31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b)</annotation>
  </semantics>
</math>
</file>

<file path=Object 32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≠</mo>
      <mrow>
        <mo fence="true" form="prefix" stretchy="false">(</mo>
        <mrow>
          <mrow>
            <mi>c</mi>
            <mi>,</mi>
            <mi>d</mi>
          </mrow>
        </mrow>
        <mo fence="true" form="postfix" stretchy="false">)</mo>
      </mrow>
    </mrow>
    <annotation encoding="StarMath 5.0">(a,b)&lt;&gt;(c,d)</annotation>
  </semantics>
</math>
</file>

<file path=Object 33/content.xml><?xml version="1.0" encoding="utf-8"?>
<math xmlns="http://www.w3.org/1998/Math/MathML" display="block">
  <semantics>
    <mrow>
      <mrow>
        <mi>S</mi>
        <mo stretchy="false">=</mo>
        <mtext>{</mtext>
      </mrow>
      <mn>1</mn>
      <mi>,</mi>
      <mn>2</mn>
      <mi>,</mi>
      <mn>3</mn>
      <mi>,</mi>
      <mn>4</mn>
      <mtext>}</mtext>
    </mrow>
    <annotation encoding="StarMath 5.0">S="{"1,2,3,4"}"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i>,</mi>
            <mn>2</mn>
          </mrow>
        </mrow>
        <mo fence="true" form="postfix" stretchy="false">)</mo>
      </mrow>
      <mi>,</mi>
      <mrow>
        <mo fence="true" form="prefix" stretchy="false">(</mo>
        <mrow>
          <mrow>
            <mn>1</mn>
            <mi>,</mi>
            <mn>3</mn>
          </mrow>
        </mrow>
        <mo fence="true" form="postfix" stretchy="false">)</mo>
      </mrow>
      <mi>,</mi>
      <mrow>
        <mo fence="true" form="prefix" stretchy="false">(</mo>
        <mrow>
          <mrow>
            <mn>1</mn>
            <mi>,</mi>
            <mn>4</mn>
          </mrow>
        </mrow>
        <mo fence="true" form="postfix" stretchy="false">)</mo>
      </mrow>
      <mi>,</mi>
      <mrow>
        <mo fence="true" form="prefix" stretchy="false">(</mo>
        <mrow>
          <mrow>
            <mn>2</mn>
            <mi>,</mi>
            <mn>1</mn>
          </mrow>
        </mrow>
        <mo fence="true" form="postfix" stretchy="false">)</mo>
      </mrow>
      <mi>,</mi>
      <mrow>
        <mo fence="true" form="prefix" stretchy="false">(</mo>
        <mrow>
          <mrow>
            <mn>2</mn>
            <mi>,</mi>
            <mn>3</mn>
          </mrow>
        </mrow>
        <mo fence="true" form="postfix" stretchy="false">)</mo>
      </mrow>
      <mi>,</mi>
      <mrow>
        <mo fence="true" form="prefix" stretchy="false">(</mo>
        <mrow>
          <mrow>
            <mn>2</mn>
            <mi>,</mi>
            <mn>4</mn>
          </mrow>
        </mrow>
        <mo fence="true" form="postfix" stretchy="false">)</mo>
      </mrow>
      <mi>,</mi>
      <mrow>
        <mo fence="true" form="prefix" stretchy="false">(</mo>
        <mrow>
          <mrow>
            <mn>3</mn>
            <mi>,</mi>
            <mn>1</mn>
          </mrow>
        </mrow>
        <mo fence="true" form="postfix" stretchy="false">)</mo>
      </mrow>
      <mi>,</mi>
      <mrow>
        <mo fence="true" form="prefix" stretchy="false">(</mo>
        <mrow>
          <mrow>
            <mn>3</mn>
            <mi>,</mi>
            <mn>2</mn>
          </mrow>
        </mrow>
        <mo fence="true" form="postfix" stretchy="false">)</mo>
      </mrow>
      <mi>,</mi>
      <mrow>
        <mo fence="true" form="prefix" stretchy="false">(</mo>
        <mrow>
          <mrow>
            <mn>3</mn>
            <mi>,</mi>
            <mn>4</mn>
          </mrow>
        </mrow>
        <mo fence="true" form="postfix" stretchy="false">)</mo>
      </mrow>
      <mi>,</mi>
      <mrow>
        <mo fence="true" form="prefix" stretchy="false">(</mo>
        <mrow>
          <mrow>
            <mn>4</mn>
            <mi>,</mi>
            <mn>1</mn>
          </mrow>
        </mrow>
        <mo fence="true" form="postfix" stretchy="false">)</mo>
      </mrow>
      <mi>,</mi>
      <mrow>
        <mo fence="true" form="prefix" stretchy="false">(</mo>
        <mrow>
          <mrow>
            <mn>4</mn>
            <mi>,</mi>
            <mn>2</mn>
          </mrow>
        </mrow>
        <mo fence="true" form="postfix" stretchy="false">)</mo>
      </mrow>
      <mi>,</mi>
      <mrow>
        <mo fence="true" form="prefix" stretchy="false">(</mo>
        <mrow>
          <mrow>
            <mn>4</mn>
            <mi>,</mi>
            <mn>3</mn>
          </mrow>
        </mrow>
        <mo fence="true" form="postfix" stretchy="false">)</mo>
      </mrow>
    </mrow>
    <annotation encoding="StarMath 5.0">(1,2),(1,3),(1,4),(2,1),(2,3),(2,4),(3,1),(3,2),(3,4),(4,1),(4,2),(4,3)</annotation>
  </semantics>
</math>
</file>

<file path=Object 35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n>2</mn>
        </mrow>
      </mrow>
      <mo fence="true" form="postfix" stretchy="false">)</mo>
    </mrow>
    <annotation encoding="StarMath 5.0">(1,2)</annotation>
  </semantics>
</math>
</file>

<file path=Object 36/content.xml><?xml version="1.0" encoding="utf-8"?>
<math xmlns="http://www.w3.org/1998/Math/MathML" display="block">
  <semantics>
    <mrow>
      <mo fence="true" form="prefix" stretchy="false">(</mo>
      <mrow>
        <mrow>
          <mn>2</mn>
          <mi>,</mi>
          <mn>1</mn>
        </mrow>
      </mrow>
      <mo fence="true" form="postfix" stretchy="false">)</mo>
    </mrow>
    <annotation encoding="StarMath 5.0">(2,1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logn</mi>
        </mrow>
        <mo fence="true" form="postfix" stretchy="false">)</mo>
      </mrow>
    </mrow>
    <annotation encoding="StarMath 5.0">O(logn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nlogn</mi>
            <mo stretchy="false">+</mo>
            <msup>
              <mi>n</mi>
              <mn>3</mn>
            </msup>
          </mrow>
        </mrow>
        <mo fence="true" form="postfix" stretchy="false">)</mo>
      </mrow>
    </mrow>
    <annotation encoding="StarMath 5.0">O(nlogn+n^3)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 mathvariant="italic">logn</mi>
            <mo stretchy="false">+</mo>
            <mi>n</mi>
          </mrow>
        </mrow>
        <mo fence="true" form="postfix" stretchy="false">)</mo>
      </mrow>
    </mrow>
    <annotation encoding="StarMath 5.0">O(logn+n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n</mi>
              <mn>2</mn>
            </msup>
            <mo stretchy="false">+</mo>
            <msup>
              <mi>n</mi>
              <mn>2</mn>
            </msup>
          </mrow>
        </mrow>
        <mo fence="true" form="postfix" stretchy="false">)</mo>
      </mrow>
    </mrow>
    <annotation encoding="StarMath 5.0">O(n^2+n^2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4</mn>
          </msup>
        </mrow>
        <mo fence="true" form="postfix" stretchy="false">)</mo>
      </mrow>
    </mrow>
    <annotation encoding="StarMath 5.0">O(n^4)</annotation>
  </semantics>
</math>
</file>